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29da" officeooo:paragraph-rsid="001029da"/>
    </style:style>
    <style:style style:name="P2" style:family="paragraph" style:parent-style-name="Standard" style:list-style-name="L1">
      <style:text-properties officeooo:rsid="001029da" officeooo:paragraph-rsid="001029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seiten:</text:p>
      <text:list xml:id="list2330071247728043885" text:style-name="L1">
        <text:list-item>
          <text:p text:style-name="P2">HTML: Struktur der Seite</text:p>
        </text:list-item>
        <text:list-item>
          <text:p text:style-name="P2">CSS: Aussehen (Design)</text:p>
        </text:list-item>
        <text:list-item>
          <text:p text:style-name="P2">Javascript: dynamische Veränderungen am Client</text:p>
        </text:list-item>
      </text:list>
      <text:p text:style-name="P1"/>
      <text:p text:style-name="P1">ID: Kann nur einem einzigen Element vergeben werde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08:37:20.554582517</meta:creation-date>
    <dc:date>2017-11-09T09:50:45.729824022</dc:date>
    <meta:editing-duration>PT1H3M15S</meta:editing-duration>
    <meta:editing-cycles>1</meta:editing-cycles>
    <meta:document-statistic meta:table-count="0" meta:image-count="0" meta:object-count="0" meta:page-count="1" meta:paragraph-count="5" meta:word-count="24" meta:character-count="157" meta:non-whitespace-character-count="141"/>
    <meta:generator>LibreOffice/5.1.6.2$Linux_X86_64 LibreOffice_project/10m0$Build-2</meta:generator>
  </office:meta>
</office:document-meta>
</file>